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top="0in" fo:margin-bottom="0.139in" loext:contextual-spacing="false" fo:line-height="100%" fo:text-align="justify" style:justify-single-word="false"/>
    </style:style>
    <style:style style:name="P2" style:family="paragraph" style:parent-style-name="Title" style:master-page-name="Standard">
      <style:paragraph-properties fo:margin-top="0in" fo:margin-bottom="0.139in" loext:contextual-spacing="false" fo:line-height="100%" fo:text-align="justify" style:justify-single-word="false" style:page-number="1"/>
    </style:style>
    <style:style style:name="P3" style:family="paragraph" style:parent-style-name="Heading_20_3">
      <style:paragraph-properties fo:margin-top="0.222in" fo:margin-bottom="0.139in" loext:contextual-spacing="false" fo:line-height="100%" fo:text-align="justify" style:justify-single-word="false"/>
    </style:style>
    <style:style style:name="P4" style:family="paragraph" style:parent-style-name="Subtitle">
      <style:paragraph-properties fo:margin-top="0in" fo:margin-bottom="0.139in" loext:contextual-spacing="false" fo:line-height="100%" fo:text-align="justify" style:justify-single-word="false"/>
    </style:style>
    <style:style style:name="T1"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_e1vb9w82kayw"/>Nauki płynące z serialu: Sezon szósty</text:p>
      <text:p text:style-name="P4"><text:bookmark text:name="_24a9lhl6wtve"/>Morały dobre i złe</text:p>
      <text:p text:style-name="P1">Witajcie, pierożki! Czas na szóstą część z tej serii artykułów i przyznaję, że nie mogę doczekać się końca serialu oraz fandomu, ponieważ średnio mi się chce dalej to analizować… No, ale skoro pomarudziłam na wstępie, to chyba mogę przejść do rzeczy. Naprawdę lubię sezon szósty, ale wcześniej nie analizowałam go aż tak pod tym kątem. Generalnie jego odcinki dzielą się na fenomenalne, dobre i beznadziejne. Z drugiej strony mój gust jest nieco dziwny i czasami doceniam robienie z Mane 6 wyjątkowych idiotek, tylko dlatego, że na swój sposób mnie to bawi.</text:p>
      <text:p text:style-name="P3"><text:bookmark text:name="_35nyyhg81h9c"/>The Crystalling</text:p>
      <text:p text:style-name="P1">Początek sezonu zaskakuje brakiem antagonisty. To pierwszy raz, nie licząc rozpoczęcia sezonu czwartego, tam jednak za zamieszaniem stał Discord i jego działania z przeszłości. Odcinek dzieli się na dwie linie fabularne – Starlight, próbującą odnowić więź z Sunburstem oraz krystalizację (to słowo brzmi tak źle) Flurry Heart (to imię zresztą też brzmi źle). Oba wątki w końcu się łączą i ekipa musi uratować Kryształowe Imperium.</text:p>
      <text:p text:style-name="P1">Nie wiem, czy ten odcinek ma jakiś morał. Że nie warto porzucać przyjaciół? Że lepiej przyznać się do tego, że się zawaliło i żyć dalej niż dusić się w żalu oraz kompleksach? A może chodziło o to, że posiadanie dzieci jest okropne? Sądzę, że chodziło o to ostatnie, a całość finansował Durex czy inny producent lateksowych ochraniaczy.</text:p>
      <text:p text:style-name="P1">To wszystko byłoby lepsze, gdyby twórcy bardziej skrytykowali głupią listę Twilight. Albo jakby zrobili odcinek, że nie z każdym można się zaprzyjaźnić i to nieładnie narzucać się innym. Zresztą, później ten wątek powraca i okazuje się, że Sunburst i Starlight nie mają ze sobą wiele wspólnego, praktycznie się nie znają. To jest właśnie prawdziwy problem The Crystalling – odnowili kontakt, ale na siłę. Nie gadało im się dobrze, współpracowali zmuszeni przez Twilight oraz sytuację.</text:p>
      <text:p text:style-name="P3"><text:bookmark text:name="_nwi238b20twq"/>The Gift of the Maud Pie</text:p>
      <text:p text:style-name="P1">Poświęciłam się i ponownie obejrzałam ten odcinek. Nie wiem co o nim napisać, ponieważ był po prostu miałki, nudny i opowiadał o tym, że w prezentach nie chodzi o konkurowanie ze sobą, czyj jest lepszy. W zasadzie to prawda, jednak daje się je po to, by sprawić komuś radość. A zestaw do pielęgnacji ciała Stonka Kartoflana za jedyne 9,99 zł raczej tego nie zapewni.</text:p>
      <text:p text:style-name="P1">Całe dwadzieścia minut o tym, że Pinkie chce kupić Maud sakwę na kamulca. A potem sklep jest zamknięty i jej nie kupi, więc wymienia armatę na sakwę od randoma na ulicy. W końcu Rarity mówi Maud prawdę, a Maud wymienia sakwę na armatę. W zasadzie to koniec, ale siostra Pinkie dalej nie dostała prezentu. Trochę przykre. Poza tym… Nie mogła poprosić Rarity, by uszyła coś na szybko?</text:p>
      <text:p text:style-name="P3"><text:bookmark text:name="_vffs90q8gpe4"/>On Your Marks</text:p>
      <text:p text:style-name="P1">CMC nie mają co robić ze swoim życiem, od kiedy mają znaczki. Dlatego próbują czegoś nowego, a ponieważ lubią różne rzeczy, to idą robić je osobno. Poza Apple Bloom. Ona nic nie lubi robić sama, dlatego w końcu wbija do grupy tanecznej, bo chce uprawiać taniec towarzyski. Niestety dostaje propozycję zostania solistką.</text:p>
      <text:p text:style-name="P1">Czemu to jest głupie? Bo wcześniej spróbowała innych rzeczy, których też się nie robi samodzielnie! Ale zamiast próbować zaprzyjaźnić się z kimś innym w tamtych grupach, to od razu się poddawała. To tylko pokazało, jak niedostosowaną społecznie jednostką jest Apple Bloom. W końcu młoda klacz znalazła sobie zajęcie – poznała ogierka w swoim wieku i pomogła mu pokonać tremę oraz zdobyć znaczek… brawo.</text:p>
      <text:p text:style-name="P1">Talentem CMC jest pomoc innym kucykom w odnajdywaniu znaczków, a także w czuciu się dobrze z tymi obrazkami na tyłkach. Brawo, Apple Bloom się niczego nie nauczyła, dalej robi to, o czym mówi jej CM. Niby miała kontynuować kurs tańca, ale… Czy widzieliście w jakimkolwiek późniejszym odcinku, by to robiła? Nie? No właśnie.</text:p>
      <text:p text:style-name="P1">Z tego odcinka nic nie wynika, poza tym, że powinniśmy robić coś, co sprawia nam radość, nawet jeśli nie jesteśmy w tym jakoś szczególnie utalentowani. To prawda. Jednak niektóre odcinki serialu miały morał przeciwny do tego. Szkoda też, że MLP:FiM nie utrzymało tego wniosku.</text:p>
      <text:p text:style-name="P3"><text:bookmark text:name="_7gp3cm44mkjq"/>Gauntlet of Fire</text:p>
      <text:p text:style-name="P1">Ember! Weeeeeeeeeeeee! Lubię ten odcinek i uważam, że ma całkiem niezły morał – współpracą oraz uporem można zdobyć więcej niż czystą siłą i walką ze wszystkimi. Miło też, że smoczyca lekcję przyswoiła i nie zapomniała o niej w kolejnych sezonach. Władczyni uskrzydlonych gekonów pojęła, że to brak przyjaźni uniemożliwił jej rasie zdobycie prawdziwej potęgi. Jednocześnie niebieska jaszczurka poradziła sobie sama, bez wsparcia Spike’a i reszty, kiedy ci wrócili do Equestrii. To jest bardzo mądre – siła jednak też się przydaje.</text:p>
      <text:p text:style-name="P3"><text:bookmark text:name="_qsau76f89yqd"/>No Second Prances</text:p>
      <text:p text:style-name="P1">Kolejny epizod z serii: każdy zasługuje na drugą szansę. No, może poza Cozy Glow, ale do niej dojdziemy w numerze trzydziestym trzecim. A i tak pewnie ją nawrócą w sezonie dziewiątym. Podobnie jak Chrysalis, Tireka, Sombrę, jego córkę, sir Adolfa Hooflera Deathmastera i autorkę tego artykułu. Ale dobrze, jeśli ktoś faktycznie zasłużył na przebaczenie, to jest to właśnie Trixie.</text:p>
      <text:p text:style-name="P1">Dlaczego? W pierwszym sezonie niczego złego nie zrobiła. Przechwalała się jak każdy w jej zawodzie. A w drugim robiła złe rzeczy, ale pod wpływem artefaktu. Nie była sobą i naprawdę żałowała, kiedy pozbyła się Amuletu Alikorna. I właśnie jej Twilight nie chciała dać drugiej szansy. Nie Stalin Glimmer, nie Discordowi, nie Nightmare Moon, tylko właśnie jakiejś niezbyt sympatycznej, ale nieszkodliwej klaczy. Trixie nigdy nie chciała nikogo skrzywdzić. Musiała znaleźć się pod wpływem czarnej magii, by to się stało. Raczej zamierzała pokonać Twilight, nacieszyć się zwycięstwem i odejść.</text:p>
      <text:p text:style-name="P1">No, ale Twilight wolała, by Starlight w ramach questa zaprzyjaźniła się z przypadkowym randomem, którego ona ściągnęła z ulicy, żeby pochwalić się przed Celestią. Ostrzeżenie Starlight i podzielenie się obawami byłoby na miejscu, ale odwalanie tej całej szopki już nie. Koniec końców Trixie okazała się godną przyjaciółką. Także każdy zasługuje na drugą szansę! Przynajmniej w Kucykowie. W prawdziwym życiu zdarzają się jednostki niereformowalne.</text:p>
      <text:p text:style-name="P3"><text:bookmark text:name="_bcyrzi3zvppf"/>Newbie Dash</text:p>
      <text:p text:style-name="P1">Lubię ten odcinek, ale jaki w nim jest morał? Nie próbuj udawać kogoś innego? Nie bądź głupią bambaryłą? Nie popisuj się? Nie walcz z głupimi ksywkami? A może wszystko po trochu? Ja jednak sądzę, że chodziło o to, by się rozejrzeć, zanim się przejdzie na drugą stronę jezdni. To na pewno o to w tym chodziło. Bardzo dobra nauka dla dzieci, możemy iść dalej!</text:p>
      <text:p text:style-name="P3"><text:bookmark text:name="_dm7fu2yiygbd"/>A Hearth’s Warming Tail</text:p>
      <text:p text:style-name="P1">Odcinek świąteczny i wcale-nie-opowieść-wigilijna-po-raz-setny. Starlight nie ma zbytniej ochoty na obchodzenie świąt, więc musi posłuchać moralizatorskiej bajki o tym, że jeśli się nie pobawi z przyjaciółmi, to nadejdą białe zimno, wilcza zamieć i Geralt z Rivii… tzn. Windigos. Morału brak, w prawdziwym życiu\ co najwyżej rodzina się na ciebie obrazi. Świata nie obchodzą twoje święta. Chociaż… Święta = prezenty = zysk dla Hasbro!</text:p>
      <text:p text:style-name="P3"><text:bookmark text:name="_su7u4sexhtyw"/><text:soft-page-break/>The Saddle Row Review</text:p>
      <text:p text:style-name="P1">Pomińmy ten odcinek. Jego nie było. Po prostu. Nuda, dwadzieścia minut niczego, a morał z tego taki, że z niechcianych lokatorów są całkiem nieźli niewolnicy.</text:p>
      <text:p text:style-name="P3"><text:bookmark text:name="_aapu17k7wgwm"/>Applejack’s “Day” Off</text:p>
      <text:p text:style-name="P1">Fandom nienawidzi tego odcinka, ale ja go nawet lubię. Był zabawny i wcale nie taki głupi. Zgodzę się z tym, że często robimy coś złym sposobem, tracąc niepotrzebnie masę czasu, ponieważ tak się przyzwyczailiśmy i przez to nie widzimy problemu. Może i to było mocno przerysowane, jednak morał jest naprawdę mądry.</text:p>
      <text:p text:style-name="P3"><text:bookmark text:name="_p06o69k4b46j"/>Flutter Brutter</text:p>
      <text:p text:style-name="P1">Jeśli twój brat jest pasożytem, to wywal go z domu. Zacny odcinek i zacny morał, że pasożytów i nierobów należy trzymać krótko, ale i wspierać – pomogę ci się ogarnąć, ale jeśli tego nie zrobisz, to radź sobie sam i nie wiś na garnuszku. Dzieci powinny uczyć się od najmłodszych lat, że nadejdzie ten dzień, kiedy będą musiały znaleźć sobie pracę i wyfrunąć z gniazda, bo jeśli nie zrobią tego dobrowolnie, to ktoś je do tego zmusi.</text:p>
      <text:p text:style-name="P3"><text:bookmark text:name="_ebpxhqasxags"/>Spice Up Your Life</text:p>
      <text:p text:style-name="P1">Kuchenne Rewolucje Rarci Pie! Zacny odcinek z niezłym morałem – nie można komuś mówić, że nie wolno mu czegoś lubić bądź nie. Nawet ja to muszę przyznać, nawet w przypadku rzeczy, które są obiektywnie słabe, bo się np. psują, w przypadku książek autor posługuje się polszczyzną na poziomie przypadkowego dziecka z Bangladeszu lub kurczak w restauracji był nieświeży.</text:p>
      <text:p text:style-name="P1">Ma to bardzo dużo sensu w przypadku krytyków kulinarnych i rzekłabym, że Spice Up Your Life stanowi doskonałą parodię restauracyjnych trendów, a w szczególności kuchni molekularnej. Małe, bardzo estetycznie podane porcje (które za piątym razem się znudzą, bo wyglądają tak samo), niepowalające smakiem.</text:p>
      <text:p text:style-name="P1">Spice Up Your Life przede wszystkim wyśmiewa owczy pęd za modą. I to jest dobre. Dobrze jest powiedzieć nie i szczerze wyrazić swoje zdanie, że coś nam się podoba lub nie. Bo nikt nam nie może mówić, jak mamy się z czymś czuć.</text:p>
      <text:p text:style-name="P3"><text:bookmark text:name="_lh23t4kcjl7m"/>Stranger Than Fanfiction</text:p>
      <text:p text:style-name="P1">Lubię ten odcinek i jego morał nie jest zły, ale… Quibble miał rację. Przygody Daring Do nie mają sensu nawet w świecie Equestrii, tak bardzo są nierealne. Pomysł, że A. K. Yearling to Daring Do był słaby, ponieważ to postać wzorowana na Indianie Jonesie! Ta klacz jest pegazem, ale bardzo rzadko korzysta ze skrzydeł, ponieważ gdyby to zrobiła, sytuacja nie byłaby wystarczająco dramatyczna. A te zagadki są na poziomie przedszkolaka.</text:p>
      <text:p text:style-name="P1">W sumie doceniam, że ktoś zauważył ten absurd i napisał o tym odcinek. A morał, że można nie zgadzać się z innym fanem czegoś i jest to ok, jest… ok. Z drugiej strony nie mogę go poprzeć, ponieważ wojny fandomowe to wspaniałe źródło beki i nie chciałabym, żeby świat został ich pozbawiony.</text:p>
      <text:p text:style-name="P3"><text:bookmark text:name="_xpkie1pjmxrl"/>The Cart Before The Ponies</text:p>
      <text:p text:style-name="P1">A tutaj mamy morał bardziej dla rodziców niż dzieci. Mądry odcinek, ale wątpię, by opiekunowie grupy docelowej pojęli, że to o nich. Szczególnie ci, którzy tego potrzebują. To jest okropne, kiedy rodzice niektórych purchląt robią za nich wszystko, ponieważ ma być tak, jak oni chcą. A dziecko jeszcze by zrobiło kicz i nie byłoby szpanu przed tą okropną Grażyną, matką Ani z 2B.</text:p>
      <text:p text:style-name="P1">Opiekunowie często wykorzystują swoich podopiecznych do zaspokajania niespełnionych ambicji i to nie jest ok. Raz będzie to robienie pracy plastycznej o pieskach, a nie kotkach, a innym razem katowanie sześciolatków lekcjami gry na pianinie, chociaż sami zainteresowani woleliby karate. Pozostaje tylko współczuć takim dzieciom, bo życie to nie bajka, a ich rodzice raczej się nie ogarną, więc sorry, Kleo, ale skoro mamusia każe ci walczyć na miecze, to będziesz… a nie, ty jesteś kotem.</text:p>
      <text:p text:style-name="P3"><text:bookmark text:name="_vyxjsnuzezh9"/>28 Pranks Later</text:p>
      <text:p text:style-name="P1">Odcinek na czasie w dobie Internetu i mody na pranki. To miłe, że ktoś postanowił pokazać szkodnikom, że takie żarciki zazwyczaj wcale nie są zabawne. Nie oszukujmy się, większość akcji RD była na poziomie pewnego pana, który łapał kobiety za cycki i przebierał psa za pająka.</text:p>
      <text:p text:style-name="P1">Co prawda wolałabym zgłoszenie Dash do prokuratury za narażanie życia, zdrowia i zniszczenie mienia albo danie jej po pysku, bo zwyczajnie na to zasłużyła. No, ale żarcik z zombie też spoko. Chociaż akurat prank ciasteczkowy był niezły – nieszkodliwy, ze skutkami, które powinny rozbawić większość kucyków. Pomijam sprawę ewentualnych alergii, bo to jest coś, czego się nie da przewidzieć, o ile osoba uczulona nie wie, że jej organizm reaguje w taki sposób na konkretną substancję.</text:p>
      <text:p text:style-name="P3"><text:bookmark text:name="_xfhe5cqpizl"/>The Times They Are a Changeling</text:p>
      <text:p text:style-name="P1">Nuuuuda! I znowu, że każdy może się zmienić, nie musisz być zły, blablabla. Problemy się wtedy rozwiązują… Ile można? I co, gdyby Thorax musiał dalej pasożytować na kucykach, ponieważ tak działa jego gatunek? Tinder Insect: Thorax, 20 lat, podmieniec. Stała praca, metr trzydzieści w kłębie, lubi komedie romantyczne. Chętnie poznam kucyka, wiek, płeć i wygląd dowolne, byle mnie pokochał. Tjaaaaaaaaaaaa.</text:p>
      <text:p text:style-name="P3"><text:bookmark text:name="_l89cvwytjwls"/>Dungeons and Discords</text:p>
      <text:p text:style-name="P1">Kolejny serial dostał odcinek o graniu w RPGi. Gravity Falls zrobiło to lepiej. DnD nie jest złym odcinkiem, ale najlepsze są w nim żarty ze Spike’a i nawiązania do popkultury. No i sam temat RPGów nie został zaserwowany zbyt zachęcająco, a nawet wprost przeciwnie. Jeśli jest tu jakiś morał, to chyba ponownie taki, że czasem warto dać szansę czemuś nowemu, zamiast się przed tym bronić rękami i nogami. Z doświadczenia powiem, że sprawa nie jest taka prosta – zazwyczaj nie chcemy czegoś robić nie bez powodu.</text:p>
      <text:p text:style-name="P3"><text:bookmark text:name="_lqt7pqfv8jks"/>Buckball Season</text:p>
      <text:p text:style-name="P1">To było ciekawe. Odcinek, pokazujący, że różne osoby potrzebują różnej motywacji. Zdecydowanie się z tym zgodzę, ale ponownie jest to odcinek dla rodziców i nauczycieli, a nie dla dzieci. Wywieranie na kimś presji może przynieść odwrotny efekt, podobnie jak mordercze treningi. Niektórzy muszą coś lubić, żeby odnosić w tym sukcesy.</text:p>
      <text:p text:style-name="P3"><text:bookmark text:name="_3ri6vbjw4ev7"/>The Fault in Our Cutie Marks</text:p>
      <text:p text:style-name="P1"><text:soft-page-break/>Nie wiem, jak mam interpretować ten odcinek pod względem przesłania. Może chodziło o to, że warto pogodzić się z tym, że pewne rzeczy są niemożliwe, ale to nic i czasem dopiero kolejne próby sprawią, że to pojmiemy.</text:p>
      <text:p text:style-name="P3"><text:bookmark text:name="_za7xc8sjykog"/>Viva Las Pegasus</text:p>
      <text:p text:style-name="P1">Czyli o uprzedzeniach i wrogach słów kilka. Mądry odcinek, pokazujący, że ktoś, kogo nie lubimy, nie odpowiada za całe zło na świecie. A także, że wczorajsi wrogowie mogą okazać się dobrymi sojusznikami, nawet jeśli po wszystkim rozejdziemy się w nieprzyjaźni. Taka lekcja polityki dla najmłodszych.</text:p>
      <text:p text:style-name="P3"><text:bookmark text:name="_w1kyudoxquyt"/>Every Little Thing She Does</text:p>
      <text:p text:style-name="P1">Droga Księżniczko Celestio!</text:p>
      <text:p text:style-name="P1">Dzisiaj nauczyłam się, że to bardzo nieładnie rzucać czar kontroli umysłu na tych nudnych znajomych, z którymi ktoś inny każe mi się zaprzyjaźnić, na co tak średnio mam ochotę. Zamiast tego powinnam powiedzieć temu komuś, że w zasadzie to nie chcę tego robić.</text:p>
      <text:p text:style-name="P1">Twoja uczennica,</text:p>
      <text:p text:style-name="P1">Księżniczka Cahan</text:p>
      <text:p text:style-name="P1">Droga Księżniczko Cahan!</text:p>
      <text:p text:style-name="P1">Przypominam, że musisz zaliczyć te lekcje przyjaźni, bo inaczej skończysz u mnie w lochu za próbę podboju świata. Dlatego przestań marudzić i łaź po tych sklepach z ubraniami oraz butami.</text:p>
      <text:p text:style-name="P1">Księżniczka Celestia</text:p>
      <text:p text:style-name="P1">Tak, problem w tych lekcjach przyjaźni jest taki, że Twilight zostawiła Starlight samą, naciskając na to, by je odrobiła. Samo zmuszanie do tego, by Starlot poznał bliżej Mane 6, było słabe. Lepiej byłoby wpaść z nią do takiej Pinkie i razem pobawić się w pieczenie, żeby Glim Glam nie została z tym sama. No, ale Księżniczka Przyjaźni jest beznadziejną nauczycielką. I naprawdę nie wiem, czego miał nauczyć ten odcinek.</text:p>
      <text:p text:style-name="P3"><text:bookmark text:name="_fi30kh9imoa4"/>P.P.O.V. (Pony Point of View)</text:p>
      <text:p text:style-name="P1">Punkt widzenia zależy od punktu siedzenia – to prawda, jednak nie sądzę, by P.P.O.V. był tutaj idealnym przykładem. Zwłaszcza, że Pinkie, Rarity i Applejack bardzo mocno ubarwiały czy wręcz kłamały. W prawdziwym życiu sytuacje wyglądają zupełnie inaczej – np. ktoś myślał, że ktoś inny się na niego wypiął albo celowo zrobił mu na złość. Dlatego mam nadzieję, że ten temat powróci w sezonie dziewiątym, ale będzie potraktowany w bardziej realistyczny sposób.</text:p>
      <text:p text:style-name="P3"><text:bookmark text:name="_y00csnu50q5l"/>Where The Apple Lies</text:p>
      <text:p text:style-name="P1">Kłamstwo nie popłaca. Chyba że jesteś politykiem. Albo mówisz swojej dziewczynie, że pięknie wygląda w tej sukience i wcale się nie spasła. W tym drugim przypadku to często samoobrona. No, ale generalnie warto uczyć dzieci, że kłamstwa są złe. Może wtedy ten świat będzie lepszy. Łudzę się, wiem. Bo może i jestem cyniczna, straciłam nadzieję na lepsze jutro, ale naprawdę nie popieram pewnych zachowań. A na pewno nie popieram kłamstw.</text:p>
      <text:p text:style-name="P3"><text:bookmark text:name="_8s0pwggqsg3"/>Top Bolt</text:p>
      <text:p text:style-name="P1">Odcinek o tym, że nie powinniśmy ukrywać przed naszymi przyjaciółmi prawdy o nich, ponieważ możemy im w ten sposób na dłuższą metę zaszkodzić. W sumie prawda. Jeśli są naszymi przyjaciółmi, to powinni jakoś to przełknąć.</text:p>
      <text:p text:style-name="P3"><text:bookmark text:name="_m9sks38vps4l"/>To Where and Back Again</text:p>
      <text:p text:style-name="P1">Starlot ratuje Equestrię razem z Trixie, Discordem i Thoraxem. A biedna Chrysalis ponownie oberwała Deus ex machiną. Jej właśni poddani się zbuntowali, bijąc ją miłością. I właśnie dlatego nienawidzę miłości. Nie dość, że istnieje, to jeszcze pokonała mi waifu. A jeśli chodzi o morał, to cóż… Czasami musimy przejąć dowodzenie, bo świat tego chce. I musimy sobie poradzić. Takie życie.</text:p>
      <text:p text:style-name="P1"/>
      <text:p text:style-name="P1">Grafiki:</text:p>
      <text:p text:style-name="P1"><text:a xlink:type="simple" xlink:href="https://www.deviantart.com/bobthedalek/art/Reining-Them-In-782999160" text:style-name="ListLabel_20_1" text:visited-style-name="ListLabel_20_1"><text:span text:style-name="T1">https://www.deviantart.com/bobthedalek/art/Reining-Them-In-782999160</text:span></text:a></text:p>
      <text:p text:style-name="P1"><text:a xlink:type="simple" xlink:href="https://www.deviantart.com/queen-kittykat/art/Sky-Full-Of-Tears-781159439" text:style-name="ListLabel_20_1" text:visited-style-name="ListLabel_20_1"><text:span text:style-name="T1">https://www.deviantart.com/queen-kittykat/art/Sky-Full-Of-Tears-781159439</text:span></text:a></text:p>
      <text:p text:style-name="P1"><text:a xlink:type="simple" xlink:href="https://www.deviantart.com/inuhoshi-to-darkpen/art/Curled-Up-781022919" text:style-name="ListLabel_20_1" text:visited-style-name="ListLabel_20_1"><text:span text:style-name="T1">https://www.deviantart.com/inuhoshi-to-darkpen/art/Curled-Up-781022919</text:span></text:a></text:p>
      <text:p text:style-name="P1"><text:a xlink:type="simple" xlink:href="https://www.deviantart.com/tsitra360/art/Snowplant-780322800" text:style-name="ListLabel_20_1" text:visited-style-name="ListLabel_20_1"><text:span text:style-name="T1">https://www.deviantart.com/tsitra360/art/Snowplant-780322800</text:span></text:a></text:p>
      <text:p text:style-name="P1"><text:soft-page-break/><text:a xlink:type="simple" xlink:href="https://www.deviantart.com/aidelank/art/I-don-t-remember-you-782875364" text:style-name="ListLabel_20_1" text:visited-style-name="ListLabel_20_1"><text:span text:style-name="T1">https://www.deviantart.com/aidelank/art/I-don-t-remember-you-782875364</text:span></text:a></text:p>
      <text:p text:style-name="P1"><text:a xlink:type="simple" xlink:href="https://www.deviantart.com/madhotaru/art/Can-I-leave-I-don-t-want-it-really-781100539" text:style-name="ListLabel_20_1" text:visited-style-name="ListLabel_20_1"><text:span text:style-name="T1">https://www.deviantart.com/madhotaru/art/Can-I-leave-I-don-t-want-it-really-781100539</text:span></text:a></text:p>
      <text:p text:style-name="P1"><text:a xlink:type="simple" xlink:href="https://www.deviantart.com/inuhoshi-to-darkpen/art/Letting-That-Mane-Down-780870512" text:style-name="ListLabel_20_1" text:visited-style-name="ListLabel_20_1"><text:span text:style-name="T1">https://www.deviantart.com/inuhoshi-to-darkpen/art/Letting-That-Mane-Down-780870512</text:span></text:a></text:p>
      <text:p text:style-name="P1"><text:a xlink:type="simple" xlink:href="https://www.deviantart.com/madhotaru/art/Meta-780661127" text:style-name="ListLabel_20_1" text:visited-style-name="ListLabel_20_1"><text:span text:style-name="T1">https://www.deviantart.com/madhotaru/art/Meta-780661127</text:span></text:a></text:p>
      <text:p text:style-name="P1"><text:a xlink:type="simple" xlink:href="https://www.deviantart.com/scheadar/art/Royalty-713700277" text:style-name="ListLabel_20_1" text:visited-style-name="ListLabel_20_1"><text:span text:style-name="T1">https://www.deviantart.com/scheadar/art/Royalty-713700277</text:span></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pl"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pl"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4" meta:paragraph-count="81" meta:word-count="2488" meta:character-count="16147" meta:non-whitespace-character-count="13729"/>
    <meta:generator>LibreOfficeDev/6.0.5.2$Linux_X86_64 LibreOffice_project/</meta:generator>
  </office:meta>
</office:document-meta>
</file>